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735" officeooo:paragraph-rsid="000667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5</text:p>
      <text:p text:style-name="P1"/>
      <text:p text:style-name="P1"/>
      <text:p text:style-name="P1">- conclusión de los datos de tiempo indicando la mejora tanto secuencial como paralela, indicar que la optimización permite definir un tamaño de problema más grande al usuario (teniendo en cuenta la memoria).</text:p>
      <text:p text:style-name="P1">- Trabajos futuros: paralelizar solgauss y analizar si la ganancia vale la pena o no; recodificar para poder obtener aún mas performance; optimizar utilizando hibrido entre openmp y M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8:39:21.273000000</meta:creation-date>
    <dc:date>2016-06-10T08:44:17.323000000</dc:date>
    <meta:editing-duration>PT4M56S</meta:editing-duration>
    <meta:editing-cycles>1</meta:editing-cycles>
    <meta:document-statistic meta:table-count="0" meta:image-count="0" meta:object-count="0" meta:page-count="1" meta:paragraph-count="3" meta:word-count="64" meta:character-count="403" meta:non-whitespace-character-count="342"/>
    <meta:generator>LibreOffice/4.4.3.2$Windows_x86 LibreOffice_project/88805f81e9fe61362df02b9941de8e38a9b5fd16</meta:generator>
  </office:meta>
</office:document-meta>
</file>